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Cas_5f_d_27_us" style:display-name="Cas_d'us" style:family="table">
      <style:table-properties style:width="27.7cm" table:align="margins" style:may-break-between-rows="true" table:border-model="collapsing"/>
    </style:style>
    <style:style style:name="Cas_5f_d_27_us.A" style:display-name="Cas_d'us.A" style:family="table-column">
      <style:table-column-properties style:column-width="5.697cm" style:rel-column-width="13479*"/>
    </style:style>
    <style:style style:name="Cas_5f_d_27_us.B" style:display-name="Cas_d'us.B" style:family="table-column">
      <style:table-column-properties style:column-width="22.003cm" style:rel-column-width="52056*"/>
    </style:style>
    <style:style style:name="Cas_5f_d_27_us.A1" style:display-name="Cas_d'u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as_5f_d_27_us.B1" style:display-name="Cas_d'u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as_5f_d_27_us.A2" style:display-name="Cas_d'u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as_5f_d_27_us.B2" style:display-name="Cas_d'u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as_5f_d_27_us.8" style:display-name="Cas_d'us.8" style:family="table-row">
      <style:table-row-properties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c2d9" officeooo:paragraph-rsid="001cc2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4d0c" officeooo:paragraph-rsid="001f4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.7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033f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534b0" officeooo:paragraph-rsid="002534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er">
      <style:paragraph-properties fo:text-align="center" style:justify-single-word="false"/>
      <style:text-properties fo:language="en" fo:country="US" fo:font-weight="bold" officeooo:rsid="00279de5" officeooo:paragraph-rsid="00279de5" style:font-weight-asian="bold" style:font-weight-complex="bold"/>
    </style:style>
    <style:style style:name="P1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6f7e" officeooo:paragraph-rsid="00206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3">
      <loext:graphic-properties draw:fill="none"/>
      <style:paragraph-properties fo:margin-left="1.199cm" fo:margin-right="0.4cm" fo:text-align="start" style:justify-single-word="false" fo:orphans="0" fo:widows="0" fo:text-indent="-0.6cm" style:auto-text-indent="false" fo:background-color="transparent" text:number-lines="false" text:line-number="0">
        <style:tab-stops>
          <style:tab-stop style:position="-0.407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3">
      <loext:graphic-properties draw:fill="none"/>
      <style:paragraph-properties fo:margin-left="1.199cm" fo:margin-right="0.4cm" fo:text-align="start" style:justify-single-word="false" fo:orphans="0" fo:widows="0" fo:text-indent="0cm" style:auto-text-indent="false" fo:background-color="transparent" text:number-lines="false" text:line-number="0">
        <style:tab-stops>
          <style:tab-stop style:position="-0.407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3">
      <loext:graphic-properties draw:fill="none"/>
      <style:paragraph-properties fo:margin-left="0.7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4d0c"/>
    </style:style>
    <style:style style:name="T2" style:family="text">
      <style:text-properties officeooo:rsid="00206f7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37110"/>
    </style:style>
    <style:style style:name="T5" style:family="text">
      <style:text-properties officeooo:rsid="0027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as_d'us" table:style-name="Cas_5f_d_27_us" table:template-name="Default Style">
        <table:table-column table:style-name="Cas_5f_d_27_us.A"/>
        <table:table-column table:style-name="Cas_5f_d_27_us.B"/>
        <table:table-row>
          <table:table-cell table:style-name="Cas_5f_d_27_us.A1" office:value-type="string">
            <text:p text:style-name="P3">Field</text:p>
          </table:table-cell>
          <table:table-cell table:style-name="Cas_5f_d_27_us.B1" office:value-type="string">
            <text:p text:style-name="P4">User vision</text:p>
          </table:table-cell>
        </table:table-row>
        <table:table-row>
          <table:table-cell table:style-name="Cas_5f_d_27_us.A2" office:value-type="string">
            <text:p text:style-name="P2">Description</text:p>
          </table:table-cell>
          <table:table-cell table:style-name="Cas_5f_d_27_us.B2" office:value-type="string">
            <text:p text:style-name="P6"><text:span text:style-name="T1">Use case in h</text:span>ow the human player is expected to move the vehicle during a race.</text:p>
          </table:table-cell>
        </table:table-row>
        <table:table-row>
          <table:table-cell table:style-name="Cas_5f_d_27_us.A2" office:value-type="string">
            <text:p text:style-name="P2">Main actor</text:p>
          </table:table-cell>
          <table:table-cell table:style-name="Cas_5f_d_27_us.B2" office:value-type="string">
            <text:p text:style-name="P5">Human player, <text:span text:style-name="T5">AI</text:span></text:p>
          </table:table-cell>
        </table:table-row>
        <table:table-row>
          <table:table-cell table:style-name="Cas_5f_d_27_us.A2" office:value-type="string">
            <text:p text:style-name="P2">Precondition</text:p>
          </table:table-cell>
          <table:table-cell table:style-name="Cas_5f_d_27_us.B2" office:value-type="string">
            <text:list text:style-name="L1">
              <text:list-item>
                <text:p text:style-name="P11">The actor has selected a character and vehicle.</text:p>
              </text:list-item>
              <text:list-item>
                <text:p text:style-name="P11">The race has started <text:span text:style-name="T2">and has not ended.</text:span></text:p>
              </text:list-item>
              <text:list-item>
                <text:p text:style-name="P11">The input method has been chosen.</text:p>
              </text:list-item>
            </text:list>
          </table:table-cell>
        </table:table-row>
        <table:table-row>
          <table:table-cell table:style-name="Cas_5f_d_27_us.A2" office:value-type="string">
            <text:p text:style-name="P2">Main flow</text:p>
          </table:table-cell>
          <table:table-cell table:style-name="Cas_5f_d_27_us.B2" office:value-type="string">
            <text:list text:style-name="L2">
              <text:list-item>
                <text:p text:style-name="P12">Check whether the action is valid <text:span text:style-name="T4">(accelerate, brake, turn left, turn right).</text:span></text:p>
              </text:list-item>
              <text:list-item>
                <text:p text:style-name="P13">The player presses the accelerate action key/button.</text:p>
              </text:list-item>
              <text:list-item>
                <text:p text:style-name="P13">The vehicle accelerates while the key remains pressed.</text:p>
              </text:list-item>
              <text:list-item>
                <text:p text:style-name="P13">Once the key is released, the vehicle stops accelerating.</text:p>
              </text:list-item>
            </text:list>
          </table:table-cell>
        </table:table-row>
        <table:table-row>
          <table:table-cell table:style-name="Cas_5f_d_27_us.A2" office:value-type="string">
            <text:p text:style-name="P2">Alternative flows</text:p>
          </table:table-cell>
          <table:table-cell table:style-name="Cas_5f_d_27_us.B2" office:value-type="string">
            <text:p text:style-name="P8"><text:span text:style-name="T2">1</text:span>a. <text:span text:style-name="T2">The action is not valid or not described.</text:span></text:p>
            <text:list text:style-name="L3">
              <text:list-header>
                <text:p text:style-name="P14">2. The vehicle brakes while the key remains pressed.</text:p>
                <text:p text:style-name="P14"/>
                <text:p text:style-name="P16">2a. The player presses the brake action key/button.</text:p>
                <text:p text:style-name="P14">3. The vehicle brakes while the key remains pressed.</text:p>
                <text:p text:style-name="P15">4. Once the key is released, the vehicle stops braking.</text:p>
                <text:p text:style-name="P15"/>
                <text:p text:style-name="P16">2b. The player presses the turn left action key/button.</text:p>
                <text:p text:style-name="P14">3. The vehicle fully turns left while the key remains pressed.</text:p>
                <text:p text:style-name="P15">4. Once the key is released, the vehicle stops turning.</text:p>
                <text:p text:style-name="P15"/>
                <text:p text:style-name="P16">2c. The player presses the turn right action key/button.</text:p>
                <text:p text:style-name="P14">3. The vehicle fully turns right while the key remains pressed.</text:p>
                <text:p text:style-name="P15">4. Once the key is released, the vehicle stops turning.</text:p>
              </text:list-header>
            </text:list>
          </table:table-cell>
        </table:table-row>
        <table:table-row>
          <table:table-cell table:style-name="Cas_5f_d_27_us.A2" office:value-type="string">
            <text:p text:style-name="P2">Postcondition</text:p>
          </table:table-cell>
          <table:table-cell table:style-name="Cas_5f_d_27_us.B2" office:value-type="string">
            <text:p text:style-name="P7">The input has been read and the player’s vehicle has moved accordingly.</text:p>
          </table:table-cell>
        </table:table-row>
        <table:table-row table:style-name="Cas_5f_d_27_us.8">
          <table:table-cell table:style-name="Cas_5f_d_27_us.A2" office:value-type="string">
            <text:p text:style-name="P2">Non-functional requirements</text:p>
          </table:table-cell>
          <table:table-cell table:style-name="Cas_5f_d_27_us.B2" office:value-type="string">
            <text:p text:style-name="P9">The input delay is low enough to make the game “playable”</text:p>
            <text:p text:style-name="P9">The connection is stable in order to compete online with other players and synchronize their positions.</text:p>
            <text:p text:style-name="P9">The hardware the game is running on is equal or better than the lowest requisit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weight="bold" officeooo:rsid="00279de5" officeooo:paragraph-rsid="00279de5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rive in a race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0:23:02.367000000</meta:creation-date>
    <dc:date>2023-10-19T16:33:01.138000000</dc:date>
    <meta:editing-duration>PT59M22S</meta:editing-duration>
    <meta:editing-cycles>12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34" meta:word-count="261" meta:character-count="1509" meta:non-whitespace-character-count="1289"/>
  </office:meta>
</office:document-meta>
</file>